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40450114153401</text:p>
          </table:table-cell>
          <table:table-cell office:value-type="string" calcext:value-type="string">
            <text:p>2025-06-18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8408" calcext:value-type="float">
            <text:p>54.3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450114153401</text:p>
          </table:table-cell>
          <table:table-cell office:value-type="string" calcext:value-type="string">
            <text:p>2024-06-06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1456" calcext:value-type="float">
            <text:p>54.3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450114153401</text:p>
          </table:table-cell>
          <table:table-cell office:value-type="string" calcext:value-type="string">
            <text:p>2023-02-28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7176" calcext:value-type="float">
            <text:p>54.3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450114153401</text:p>
          </table:table-cell>
          <table:table-cell office:value-type="string" calcext:value-type="string">
            <text:p>2021-12-2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3752" calcext:value-type="float">
            <text:p>54.4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450114153401</text:p>
          </table:table-cell>
          <table:table-cell office:value-type="string" calcext:value-type="string">
            <text:p>2021-04-02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0704" calcext:value-type="float">
            <text:p>54.4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4501141534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2416" calcext:value-type="float">
            <text:p>54.3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4501141534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7656" calcext:value-type="float">
            <text:p>54.3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4501141534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4608" calcext:value-type="float">
            <text:p>54.3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4501141534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8992" calcext:value-type="float">
            <text:p>54.4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4501141534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5464" calcext:value-type="float">
            <text:p>54.3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4501141534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4984" calcext:value-type="float">
            <text:p>54.3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4501141534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4984" calcext:value-type="float">
            <text:p>54.3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4501141534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8408" calcext:value-type="float">
            <text:p>54.3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4501141534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2896" calcext:value-type="float">
            <text:p>54.4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4501141534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4501141534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3168" calcext:value-type="float">
            <text:p>54.3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04501141534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4696" calcext:value-type="float">
            <text:p>54.8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